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weight="bold" officeooo:rsid="000b1413" officeooo:paragraph-rsid="000b1413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fo:font-weight="bold" officeooo:rsid="000b2724" officeooo:paragraph-rsid="000b272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bold" officeooo:rsid="000b38b1" officeooo:paragraph-rsid="000b38b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c5908" officeooo:paragraph-rsid="000c590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bold" officeooo:rsid="000ccfd2" officeooo:paragraph-rsid="000ccfd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weight="bold" officeooo:rsid="000d3a8d" officeooo:paragraph-rsid="000d3a8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bold" officeooo:rsid="000d3fd1" officeooo:paragraph-rsid="000d3fd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bold" officeooo:rsid="000da036" officeooo:paragraph-rsid="000da03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normal" officeooo:rsid="000b1413" officeooo:paragraph-rsid="000b141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normal" officeooo:rsid="000b2724" officeooo:paragraph-rsid="000b272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normal" officeooo:rsid="000b38b1" officeooo:paragraph-rsid="000b38b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normal" officeooo:rsid="000b38b1" officeooo:paragraph-rsid="000c590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normal" officeooo:rsid="000ccfd2" officeooo:paragraph-rsid="000ccfd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ourier New" fo:font-weight="normal" officeooo:paragraph-rsid="000c5908"/>
    </style:style>
    <style:style style:name="T1" style:family="text">
      <style:text-properties officeooo:rsid="000b272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cfd2" style:font-weight-asian="normal" style:font-weight-complex="normal"/>
    </style:style>
    <style:style style:name="T4" style:family="text">
      <style:text-properties fo:font-weight="normal" officeooo:rsid="000d3a8d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5908" style:font-weight-asian="bold" style:font-weight-complex="bold"/>
    </style:style>
    <style:style style:name="T7" style:family="text">
      <style:text-properties fo:font-weight="bold" officeooo:rsid="000b38b1" style:font-weight-asian="bold" style:font-weight-complex="bold"/>
    </style:style>
    <style:style style:name="T8" style:family="text">
      <style:text-properties fo:font-weight="bold" officeooo:rsid="000c5908" style:font-weight-asian="normal" style:font-weight-complex="normal"/>
    </style:style>
    <style:style style:name="T9" style:family="text">
      <style:text-properties officeooo:rsid="000c5908" style:font-weight-asian="normal" style:font-weight-complex="normal"/>
    </style:style>
    <style:style style:name="T10" style:family="text">
      <style:text-properties officeooo:rsid="000ccfd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da036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d3fd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da036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NDO 2 – ESTRUTURAS E FUNÇÕES</text:p>
      <text:p text:style-name="P1"/>
      <text:p text:style-name="P1"/>
      <text:p text:style-name="P2">AULA 12 – Estruturas de Controle</text:p>
      <text:p text:style-name="P1"/>
      <text:p text:style-name="P9">&gt; <text:span text:style-name="T1">Condições Aninhadas</text:span>:</text:p>
      <text:p text:style-name="P10">O ato de pegar estruturas condicionais e colocar dentro de estruturas condicionais (aninhar).</text:p>
      <text:p text:style-name="P10"/>
      <text:p text:style-name="P10"/>
      <text:p text:style-name="P10"/>
      <text:p text:style-name="P3">Exemplificando: Funcionamento do Waze.</text:p>
      <text:p text:style-name="P11"/>
      <text:p text:style-name="P11">&gt; carro.siga()</text:p>
      <text:p text:style-name="P11"/>
      <text:p text:style-name="P3">se<text:span text:style-name="T2"> carro.esquerda()</text:span></text:p>
      <text:p text:style-name="P3"><text:span text:style-name="T2"><text:s text:c="3"/>carro.siga()</text:span></text:p>
      <text:p text:style-name="P3"><text:span text:style-name="T2"><text:s text:c="3"/>carro.direita()</text:span></text:p>
      <text:p text:style-name="P3"><text:span text:style-name="T2"><text:s text:c="3"/>carro.siga()</text:span></text:p>
      <text:p text:style-name="P3"><text:span text:style-name="T2"><text:s text:c="3"/>carro.direita()</text:span></text:p>
      <text:p text:style-name="P3"><text:span text:style-name="T2"><text:s text:c="3"/>carro.esquerda()</text:span></text:p>
      <text:p text:style-name="P3"><text:span text:style-name="T2"><text:s text:c="3"/>carro.siga()</text:span></text:p>
      <text:p text:style-name="P3"><text:span text:style-name="T2"><text:s text:c="3"/>carro.direita()</text:span></text:p>
      <text:p text:style-name="P3"><text:span text:style-name="T2"><text:s text:c="3"/>carro.siga()</text:span></text:p>
      <text:p text:style-name="P3"><text:span text:style-name="T2"/></text:p>
      <text:p text:style-name="P3">senão se <text:span text:style-name="T2">carro.direita()</text:span></text:p>
      <text:p text:style-name="P3"><text:span text:style-name="T2"><text:s text:c="3"/>carro.siga()</text:span></text:p>
      <text:p text:style-name="P3"><text:span text:style-name="T2"><text:s text:c="3"/>carro.esquerda()</text:span></text:p>
      <text:p text:style-name="P3"><text:span text:style-name="T2"><text:s text:c="3"/>carro.siga()</text:span></text:p>
      <text:p text:style-name="P3"><text:span text:style-name="T2"><text:s text:c="3"/>carro.esquerda()</text:span></text:p>
      <text:p text:style-name="P3"><text:span text:style-name="T2"><text:s text:c="3"/>carro.siga()</text:span></text:p>
      <text:p text:style-name="P3"><text:span text:style-name="T2"/></text:p>
      <text:p text:style-name="P3">senão</text:p>
      <text:p text:style-name="P11"><text:s text:c="3"/>carro.siga()</text:p>
      <text:p text:style-name="P3"><text:span text:style-name="T2"/></text:p>
      <text:p text:style-name="P3"><text:span text:style-name="T2">&gt; carro.pare()</text:span></text:p>
      <text:p text:style-name="P3"><text:span text:style-name="T2"/></text:p>
      <text:p text:style-name="P3"><text:span text:style-name="T2"/></text:p>
      <text:p text:style-name="P3">OBS: <text:span text:style-name="T2">O se no Python é representado como </text:span>if:</text:p>
      <text:p text:style-name="P11">A condição intermediária é representada por <text:span text:style-name="T5">elif:</text:span></text:p>
      <text:p text:style-name="P11">O Senão é representado como <text:span text:style-name="T5">else:</text:span></text:p>
      <text:p text:style-name="P11"><text:span text:style-name="T5"/></text:p>
      <text:p text:style-name="P11"><text:span text:style-name="T5">adicione a quantidade de elif: que for necessária.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2"><text:soft-page-break/><text:span text:style-name="T6">DESAFIOS:</text:span></text:p>
      <text:p text:style-name="P12"><text:span text:style-name="T6"/></text:p>
      <text:p text:style-name="P14"><text:span text:style-name="T6">EX 036 – </text:span><text:span text:style-name="T9">Escreva um programa para aprovar um empréstimo bancário para uma casa. O programa vai perguntar </text:span><text:span text:style-name="T6">o valor da casa</text:span><text:span text:style-name="T9">, o </text:span><text:span text:style-name="T6">salário</text:span><text:span text:style-name="T9"> do comprador e em </text:span><text:span text:style-name="T6">quantos anos</text:span><text:span text:style-name="T9"> ele vai pagar.</text:span></text:p>
      <text:p text:style-name="P14"><text:span text:style-name="T8"><text:s/></text:span><text:span text:style-name="T9">Calcule o valor da prestação mensal, sabendo que ela não pode exceder 30% do salário ou então o empréstimo será negado.</text:span><text:span text:style-name="T7"> </text:span></text:p>
      <text:p text:style-name="P14"><text:span text:style-name="T7"/></text:p>
      <text:p text:style-name="P14"><text:span text:style-name="T7"/></text:p>
      <text:p text:style-name="P4">EX 037 – <text:span text:style-name="T10">(Converter bases)</text:span> <text:span text:style-name="T2">Escreva um programa que leia um número inteiro qualquer e peça para o usuário escolher qual será a </text:span>base de conversão<text:span text:style-name="T2">.</text:span></text:p>
      <text:p text:style-name="P4"><text:span text:style-name="T2">1- binário</text:span></text:p>
      <text:p text:style-name="P4"><text:span text:style-name="T2">2- octal</text:span></text:p>
      <text:p text:style-name="P4"><text:span text:style-name="T2">3- hexadecimal.</text:span></text:p>
      <text:p text:style-name="P4"><text:span text:style-name="T2"/></text:p>
      <text:p text:style-name="P4"><text:span text:style-name="T2"/></text:p>
      <text:p text:style-name="P4">EX 038 – <text:span text:style-name="T3">Escreva um programa que leia dois números inteiros e os compare mostrando na tela a seguinte mensagem:</text:span></text:p>
      <text:p text:style-name="P4"><text:span text:style-name="T3">- O primeiro valor é maior.</text:span></text:p>
      <text:p text:style-name="P4"><text:span text:style-name="T3">- O segundo valor é maior.</text:span></text:p>
      <text:p text:style-name="P4"><text:span text:style-name="T3">- Não existe valor maior, os dois são iguais.</text:span></text:p>
      <text:p text:style-name="P4"><text:span text:style-name="T3"/></text:p>
      <text:p text:style-name="P4"><text:span text:style-name="T3"/></text:p>
      <text:p text:style-name="P5">EX 039 – <text:span text:style-name="T2">Faça um programa que leia o ano de nascimento de um jovem e informe, de acordo com sua idade:</text:span></text:p>
      <text:p text:style-name="P5"><text:span text:style-name="T2">- Se ele </text:span>ainda vai se alistar.</text:p>
      <text:p text:style-name="P13">- Se é <text:span text:style-name="T5">hora de se alistar.</text:span></text:p>
      <text:p text:style-name="P13">- Se já <text:span text:style-name="T5">passou da hora de se alistar.</text:span></text:p>
      <text:p text:style-name="P13">O programa deve informar quanto tempo falta/passou para o prazo de alistamento.</text:p>
      <text:p text:style-name="P13"/>
      <text:p text:style-name="P13"/>
      <text:p text:style-name="P5">EX 040 – <text:span text:style-name="T4">Crie um programa que leia duas notas de um aluno e calcule sua média, mostrando uma mensagem no final, de acordo com a média atingida:</text:span></text:p>
      <text:p text:style-name="P5"><text:span text:style-name="T4"/></text:p>
      <text:p text:style-name="P5"><text:span text:style-name="T4">- Média abaixo de 5,0 (REPROVADO)</text:span></text:p>
      <text:p text:style-name="P5"><text:span text:style-name="T4">- Média entre 5,0 e 6,9 (RECUPERAÇÃO)</text:span></text:p>
      <text:p text:style-name="P5"><text:span text:style-name="T4">- Média 7,0&gt; (APROVADO)</text:span></text:p>
      <text:p text:style-name="P5"><text:span text:style-name="T4"/></text:p>
      <text:p text:style-name="P6">EX 041 – <text:span text:style-name="T2">A Confederação nacional de natação precisa de um programa que leia o ano de nascimento de um atleta e mostre sua categoria de acordo com a idade:</text:span></text:p>
      <text:p text:style-name="P6"><text:span text:style-name="T2">- Até 9 anos: MIRIM</text:span></text:p>
      <text:p text:style-name="P6"><text:span text:style-name="T2">- Até 14 anos: INFANTIL</text:span></text:p>
      <text:p text:style-name="P6"><text:span text:style-name="T2">- Até 19 anos: JUNIOR</text:span></text:p>
      <text:p text:style-name="P6"><text:span text:style-name="T2">- Até 20 anos: SÊNIOR</text:span></text:p>
      <text:p text:style-name="P6"><text:span text:style-name="T2">- Acima: MASTER.</text:span></text:p>
      <text:p text:style-name="P6"><text:soft-page-break/>EX 042 – <text:span text:style-name="T2">Refaça o </text:span>EX 035 <text:span text:style-name="T2">dos triângulos, acrescentando o recurso de mostrar que tipo de triângulo será formado.</text:span></text:p>
      <text:p text:style-name="P6"><text:span text:style-name="T2">- </text:span>Equilátero: <text:span text:style-name="T2">Todos os lados iguais.</text:span></text:p>
      <text:p text:style-name="P6"><text:span text:style-name="T2">- </text:span>Isósceles: <text:span text:style-name="T2">Dois lados iguais.</text:span></text:p>
      <text:p text:style-name="P6"><text:span text:style-name="T2">- </text:span>Escaleno: <text:span text:style-name="T2">Todos os lados diferentes.</text:span></text:p>
      <text:p text:style-name="P6"><text:span text:style-name="T2"/></text:p>
      <text:p text:style-name="P6"><text:span text:style-name="T2"/></text:p>
      <text:p text:style-name="P6">EX 043 – <text:span text:style-name="T2">Desenvolva uma lógica que leia o peso e altura de uma pessoa, calcule o seu </text:span>IMC<text:span text:style-name="T2"> e mostre seus </text:span><text:span text:style-name="T11">status</text:span><text:span text:style-name="T14">, de acordo com a tabela abaixo:</text:span></text:p>
      <text:p text:style-name="P6"><text:span text:style-name="T14">- </text:span><text:span text:style-name="T12">Abaixo de 18,5 </text:span><text:span text:style-name="T14">&gt; Abaixo do peso.</text:span></text:p>
      <text:p text:style-name="P6"><text:span text:style-name="T14">- </text:span><text:span text:style-name="T12">Entre 18,5 e 25 </text:span><text:span text:style-name="T14">&gt; Peso ideal.</text:span></text:p>
      <text:p text:style-name="P6"><text:span text:style-name="T14">- </text:span><text:span text:style-name="T12">25 até 30 </text:span><text:span text:style-name="T14">&gt; Sobrepeso.</text:span></text:p>
      <text:p text:style-name="P6"><text:span text:style-name="T14">- </text:span><text:span text:style-name="T12">30 a 40 </text:span><text:span text:style-name="T14">&gt; Obesidade.</text:span></text:p>
      <text:p text:style-name="P6"><text:span text:style-name="T14">- </text:span><text:span text:style-name="T12">Acima de 40 </text:span><text:span text:style-name="T14">&gt; Obesidade mórbida.</text:span></text:p>
      <text:p text:style-name="P6"><text:span text:style-name="T15"/></text:p>
      <text:p text:style-name="P6"><text:span text:style-name="T14"/></text:p>
      <text:p text:style-name="P7"><text:span text:style-name="T12">EX 044 – </text:span><text:span text:style-name="T14">Elabore um programa </text:span><text:span text:style-name="T16">que calcule um valor a ser pago pelo produto, considerando seu </text:span><text:span text:style-name="T13">preço normal</text:span><text:span text:style-name="T16"> e </text:span><text:span text:style-name="T13">condição de pagamento</text:span><text:span text:style-name="T16">:</text:span></text:p>
      <text:p text:style-name="P7"><text:span text:style-name="T16">- A vista dinheiro/cheque: 10% de desconto.</text:span></text:p>
      <text:p text:style-name="P7"><text:span text:style-name="T16">- A vista no cartão: 5% de desconto.</text:span></text:p>
      <text:p text:style-name="P7"><text:span text:style-name="T16">- Em até 2x no cartão: preço normal.</text:span></text:p>
      <text:p text:style-name="P7"><text:span text:style-name="T16">- 3x ou mais no cartão: 20% de juros.</text:span></text:p>
      <text:p text:style-name="P7"><text:span text:style-name="T16"/></text:p>
      <text:p text:style-name="P7"><text:span text:style-name="T16"/></text:p>
      <text:p text:style-name="P8"><text:span text:style-name="T12">EX 045 – </text:span><text:span text:style-name="T14">Crie um programa que faça o computador jogar </text:span><text:span text:style-name="T12">Jokenpô</text:span><text:span text:style-name="T14"> com você.</text:span></text:p>
      <text:p text:style-name="P8"><text:span text:style-name="T14"/></text:p>
      <text:p text:style-name="P8"><text:span text:style-name="T14"/></text:p>
      <text:p text:style-name="P14"><text:span text:style-name="T7"/></text:p>
      <text:p text:style-name="P11"/>
      <text:p text:style-name="P3"><text:span text:style-name="T2"/></text:p>
      <text:p text:style-name="P3"><text:span text:style-name="T2"/></text:p>
      <text:p text:style-name="P3"><text:span text:style-name="T2"/></text:p>
      <text:p text:style-name="P3"/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44:17.400153886</meta:creation-date>
    <dc:date>2019-07-30T14:09:03.953979148</dc:date>
    <meta:editing-duration>PT32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70" meta:word-count="527" meta:character-count="3008" meta:non-whitespace-character-count="2495"/>
  </office:meta>
</office:document-meta>
</file>